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9a7b"/>
    </style:style>
    <style:style style:name="P2" style:family="paragraph" style:parent-style-name="Standard">
      <style:text-properties officeooo:paragraph-rsid="001440c7"/>
    </style:style>
    <style:style style:name="P3" style:family="paragraph" style:parent-style-name="Standard">
      <style:text-properties officeooo:rsid="001440c7" officeooo:paragraph-rsid="001440c7"/>
    </style:style>
    <style:style style:name="T1" style:family="text">
      <style:text-properties officeooo:rsid="00139a7b"/>
    </style:style>
    <style:style style:name="T2" style:family="text">
      <style:text-properties officeooo:rsid="001440c7"/>
    </style:style>
    <style:style style:name="T3" style:family="text">
      <style:text-properties officeooo:rsid="0015be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2</text:span></text:p>
      <text:p text:style-name="Standard"/>
      <text:p text:style-name="Standard">Linux Commands Assignments – II</text:p>
      <text:p text:style-name="Standard"/>
      <text:p text:style-name="Standard">1. List the directory contents date wise sorted. ( man ls)</text:p>
      <text:p text:style-name="Standard"/>
      <text:p text:style-name="Standard">sunbeam@sunbeam-parimal:~/one$ ls --sort=time</text:p>
      <text:p text:style-name="Standard">data.txt <text:s/>1.txt <text:s/>two <text:s/>111.txt <text:s/>11.txt</text:p>
      <text:p text:style-name="Standard"/>
      <text:p text:style-name="Standard">2. List the directory contents size wise sorted.(man ls)</text:p>
      <text:p text:style-name="Standard"/>
      <text:p text:style-name="Standard">sunbeam@sunbeam-parimal:~/one$ ls -s</text:p>
      <text:p text:style-name="Standard">total 12</text:p>
      <text:p text:style-name="Standard">0 111.txt <text:s/>0 11.txt <text:s/>4 1.txt <text:s/>4 data.txt <text:s/>4 two</text:p>
      <text:p text:style-name="Standard">sunbeam@sunbeam-parimal:~/one$ </text:p>
      <text:p text:style-name="Standard"/>
      <text:p text:style-name="Standard"/>
      <text:p text:style-name="Standard">3. List directory contents along with their inode no. (man</text:p>
      <text:p text:style-name="Standard">ls)</text:p>
      <text:p text:style-name="Standard"><text:span text:style-name="T1">s</text:span>unbeam@sunbeam-parimal:~/one$ ls -i</text:p>
      <text:p text:style-name="Standard">8165380 111.txt <text:s/>8165379 11.txt <text:s/>8165378 1.txt <text:s/>8165341 data.txt <text:s/>8165377 two</text:p>
      <text:p text:style-name="Standard">sunbeam@sunbeam-parimal:~/one$ </text:p>
      <text:p text:style-name="Standard"/>
      <text:p text:style-name="Standard"/>
      <text:p text:style-name="Standard"/>
      <text:p text:style-name="Standard">4. List the contents of the subdirectory.</text:p>
      <text:p text:style-name="Standard">sunbeam@sunbeam-parimal:~/one$ ls -R</text:p>
      <text:p text:style-name="Standard">.:</text:p>
      <text:p text:style-name="Standard">111.txt <text:s/>11.txt <text:s/>1.txt <text:s/>data.txt <text:s/>two</text:p>
      <text:p text:style-name="Standard"/>
      <text:p text:style-name="Standard">./two:</text:p>
      <text:p text:style-name="Standard">222.txt <text:s/>2.txt <text:s/>three</text:p>
      <text:p text:style-name="Standard"/>
      <text:p text:style-name="Standard">./two/three:</text:p>
      <text:p text:style-name="Standard">333.txt <text:s/>33.txt <text:s/>3.txt</text:p>
      <text:p text:style-name="Standard">sunbeam@sunbeam-parimal:~/one$ </text:p>
      <text:p text:style-name="Standard"/>
      <text:p text:style-name="Standard"/>
      <text:p text:style-name="Standard"/>
      <text:p text:style-name="Standard">5. Create a file, write your surname and name in it and</text:p>
      <text:p text:style-name="Standard">save.</text:p>
      <text:p text:style-name="Standard">i. now open the same file and add your address in it and</text:p>
      <text:p text:style-name="Standard">save.</text:p>
      <text:p text:style-name="Standard">ii. reopen the same file and check your name and address in</text:p>
      <text:p text:style-name="Standard">it.</text:p>
      <text:p text:style-name="Standard"/>
      <text:p text:style-name="Standard">sunbeam@sunbeam-parimal:~/one$ cat &gt;&gt; mydata.txt</text:p>
      <text:p text:style-name="P1">Sarve</text:p>
      <text:p text:style-name="P1">sunbeam@sunbeam-parimal:~/one$ cat &gt;&gt; mydata.txt</text:p>
      <text:p text:style-name="P1">Nagpur</text:p>
      <text:p text:style-name="P1">sunbeam@sunbeam-parimal:~/one$ cat mydata.txt</text:p>
      <text:p text:style-name="Standard">SarveNagpur </text:p>
      <text:p text:style-name="Standard"><text:soft-page-break/></text:p>
      <text:p text:style-name="Standard"/>
      <text:p text:style-name="Standard">6. how to change the time stamp of file (man touch)</text:p>
      <text:p text:style-name="Standard">sunbeam@sunbeam-parimal:~/one$ touch -t 10122023 mydata.txt</text:p>
      <text:p text:style-name="Standard">sunbeam@sunbeam-parimal:~/one$ ls -l mydata.txt</text:p>
      <text:p text:style-name="Standard">-rw-rw-r-- 1 sunbeam sunbeam 11 Oct 12 <text:s/>2024 mydata.txt</text:p>
      <text:p text:style-name="Standard">sunbeam@sunbeam-parimal:~/one</text:p>
      <text:p text:style-name="Standard"/>
      <text:p text:style-name="Standard">7. Create directory structure : Give following commands ,</text:p>
      <text:p text:style-name="Standard">-&gt; mkdir one</text:p>
      <text:p text:style-name="Standard">-&gt; cd one</text:p>
      <text:p text:style-name="Standard">-&gt; touch 1.txt 11.txt 111.txt</text:p>
      <text:p text:style-name="Standard">-&gt; mkdir two</text:p>
      <text:p text:style-name="Standard">-&gt; cd two</text:p>
      <text:p text:style-name="Standard">-&gt; touch 2.txt 22.txt 222.txt</text:p>
      <text:p text:style-name="Standard">-&gt; mkdir three</text:p>
      <text:p text:style-name="Standard">-&gt; cd three</text:p>
      <text:p text:style-name="Standard">-&gt; touch 3.txt 33.txt 333.txt</text:p>
      <text:p text:style-name="Standard">-&gt; mkdir four</text:p>
      <text:p text:style-name="Standard">-&gt; cd four</text:p>
      <text:p text:style-name="Standard">-&gt; touch 4.txt 44.txt 444.txt</text:p>
      <text:p text:style-name="Standard">-&gt; mkdir five</text:p>
      <text:p text:style-name="Standard">-&gt; cd five</text:p>
      <text:p text:style-name="Standard">-&gt; touch 5.txt 55.txt 555.txt</text:p>
      <text:p text:style-name="Standard">-&gt; cd ~ (i.e. go to your home directory)</text:p>
      <text:p text:style-name="Standard"/>
      <text:p text:style-name="Standard"><text:span text:style-name="T2">s</text:span>unbeam@sunbeam-parimal:~/one$ ls -R</text:p>
      <text:p text:style-name="Standard">.:</text:p>
      <text:p text:style-name="Standard">111.txt <text:s/>11.txt <text:s/>1.txt <text:s/>data.txt <text:s/>mydata.txt <text:s/>two</text:p>
      <text:p text:style-name="Standard"/>
      <text:p text:style-name="Standard">./two:</text:p>
      <text:p text:style-name="Standard">222.txt <text:s/>2.txt <text:s/>three</text:p>
      <text:p text:style-name="Standard"/>
      <text:p text:style-name="Standard">./two/three:</text:p>
      <text:p text:style-name="Standard">333.txt <text:s/>33.txt <text:s/>3.txt <text:s/>four</text:p>
      <text:p text:style-name="Standard"/>
      <text:p text:style-name="Standard">./two/three/four:</text:p>
      <text:p text:style-name="Standard">444.txt <text:s/>44.txt <text:s/>4.txt <text:s/>five</text:p>
      <text:p text:style-name="Standard"/>
      <text:p text:style-name="Standard">./two/three/four/five:</text:p>
      <text:p text:style-name="Standard">555.txt <text:s/>55.txt <text:s/>5.txt</text:p>
      <text:p text:style-name="Standard">sunbeam@sunbeam-parimal:~/one$ </text:p>
      <text:p text:style-name="Standard"/>
      <text:p text:style-name="Standard"/>
      <text:p text:style-name="Standard">8. Considering above directory structure , Do following</text:p>
      <text:p text:style-name="Standard">operations :</text:p>
      <text:p text:style-name="Standard">i. list the directory contents of directory named</text:p>
      <text:p text:style-name="Standard">"five" from current directory (i.e. home directory).</text:p>
      <text:p text:style-name="Standard"/>
      <text:p text:style-name="Standard">sunbeam@sunbeam-parimal:~/one$ ls two/three/four/five</text:p>
      <text:p text:style-name="Standard">555.txt <text:s/>55.txt <text:s/>5.txt</text:p>
      <text:p text:style-name="Standard">sunbeam@sunbeam-parimal:~/one$ </text:p>
      <text:p text:style-name="Standard"><text:soft-page-break/>ii. write your name in a file named "44.txt" of</text:p>
      <text:p text:style-name="Standard">directory "four" from current directory.</text:p>
      <text:p text:style-name="P2"/>
      <text:p text:style-name="P2">cat <text:s/>one/two/three/four/44.txt</text:p>
      <text:p text:style-name="P2">parimal</text:p>
      <text:p text:style-name="Standard"/>
      <text:p text:style-name="Standard">iii. remove the file named "555.txt" from directory</text:p>
      <text:p text:style-name="Standard">"five" from current directory.</text:p>
      <text:p text:style-name="Standard"/>
      <text:p text:style-name="Standard">rm one/two/three/four/five/555.txt</text:p>
      <text:p text:style-name="Standard"/>
      <text:p text:style-name="Standard">iv. change directory to five</text:p>
      <text:p text:style-name="Standard">one/two/three/four/five/ ).</text:p>
      <text:p text:style-name="Standard">( i.e. cd</text:p>
      <text:p text:style-name="Standard">cd one/two/three/four/five</text:p>
      <text:p text:style-name="Standard"/>
      <text:p text:style-name="Standard">v. write your course name in file named "3.txt" which</text:p>
      <text:p text:style-name="Standard">resides in directory "three" from current directory (i.e.</text:p>
      <text:p text:style-name="Standard">five).also read the same file.</text:p>
      <text:p text:style-name="Standard">cat &gt;&gt; ../../3.txt</text:p>
      <text:p text:style-name="P3">DAC</text:p>
      <text:p text:style-name="P3">cat ../../3.txt</text:p>
      <text:p text:style-name="P3">DAC</text:p>
      <text:p text:style-name="P3"/>
      <text:p text:style-name="Standard">vi. list the contents of directory "two" from current</text:p>
      <text:p text:style-name="Standard">directory (i.e. five).</text:p>
      <text:p text:style-name="Standard"/>
      <text:p text:style-name="Standard">sunbeam@sunbeam-parimal:~/one/two/three/four/five$ ls ../../../</text:p>
      <text:p text:style-name="Standard"/>
      <text:p text:style-name="Standard">vii. remove file named "222.txt" which belongs to</text:p>
      <text:p text:style-name="Standard">directory "two" from current directory (i.e. five)</text:p>
      <text:p text:style-name="Standard"/>
      <text:p text:style-name="Standard">sunbeam@sunbeam-parimal:~/one/two/three/four/five$ rm ../../../222.txt</text:p>
      <text:p text:style-name="Standard">sunbeam@sunbeam-parimal:~/one/two/three/four/five$ ls ../../../222.txt</text:p>
      <text:p text:style-name="Standard">ls: cannot access '../../../222.txt': No such file or directory</text:p>
      <text:p text:style-name="Standard">sunbeam@sunbeam-parimal:~/one/two/three/four/five$ </text:p>
      <text:p text:style-name="Standard"/>
      <text:p text:style-name="Standard"/>
      <text:p text:style-name="Standard">viii. now change the directory to "one"</text:p>
      <text:p text:style-name="Standard"/>
      <text:p text:style-name="Standard">sunbeam@sunbeam-parimal:~/one/two/three/four/five$ ls ../../../../</text:p>
      <text:p text:style-name="Standard">111.txt <text:s/>11.txt <text:s/>1.txt <text:s/>data.txt <text:s/>mydata.txt <text:s/>two</text:p>
      <text:p text:style-name="Standard">sunbeam@sunbeam-parimal:~/one/two/three/four/five$ cd ../../../../</text:p>
      <text:p text:style-name="Standard">sunbeam@sunbeam-parimal:~/one$ </text:p>
      <text:p text:style-name="Standard"/>
      <text:p text:style-name="Standard"/>
      <text:p text:style-name="Standard">ix. remove all files only from directory named "five"</text:p>
      <text:p text:style-name="Standard">from current directory (i.e. one)</text:p>
      <text:p text:style-name="Standard"/>
      <text:p text:style-name="Standard">sunbeam@sunbeam-parimal:~/one$ rm two/three/four/five/*</text:p>
      <text:p text:style-name="Standard">sunbeam@sunbeam-parimal:~/one$ ls two/three/four/five</text:p>
      <text:p text:style-name="Standard">sunbeam@sunbeam-parimal:~/one$ ls two/three/four</text:p>
      <text:p text:style-name="Standard"><text:soft-page-break/>444.txt <text:s/>44.txt <text:s/>4.txt <text:s/>five</text:p>
      <text:p text:style-name="Standard">sunbeam@sunbeam-parimal:~/one$ </text:p>
      <text:p text:style-name="Standard"/>
      <text:p text:style-name="Standard"/>
      <text:p text:style-name="Standard">x. remove directory named "five" from current directory</text:p>
      <text:p text:style-name="Standard">(i.e. one)</text:p>
      <text:p text:style-name="Standard">sunbeam@sunbeam-parimal:~/one$ rm -r two/three/four/five</text:p>
      <text:p text:style-name="Standard">sunbeam@sunbeam-parimal:~/one$ ls two/three/four</text:p>
      <text:p text:style-name="Standard">444.txt <text:s/>44.txt <text:s/>4.txt</text:p>
      <text:p text:style-name="Standard">sunbeam@sunbeam-parimal:~/one$ </text:p>
      <text:p text:style-name="Standard"/>
      <text:p text:style-name="Standard"/>
      <text:p text:style-name="Standard">xi. remove whole directory named "four" from current</text:p>
      <text:p text:style-name="Standard">directory (i.e. one)</text:p>
      <text:p text:style-name="Standard"/>
      <text:p text:style-name="Standard">sunbeam@sunbeam-parimal:~/one$ ls two/three/four</text:p>
      <text:p text:style-name="Standard">444.txt <text:s/>44.txt <text:s/>4.txt</text:p>
      <text:p text:style-name="Standard">sunbeam@sunbeam-parimal:~/one$ rm -r two/three/four</text:p>
      <text:p text:style-name="Standard">sunbeam@sunbeam-parimal:~/one$ ls two/three/</text:p>
      <text:p text:style-name="Standard">333.txt <text:s/>33.txt <text:s/>3.txt</text:p>
      <text:p text:style-name="Standard">sunbeam@sunbeam-parimal:~/one$ </text:p>
      <text:p text:style-name="Standard"/>
      <text:p text:style-name="Standard"/>
      <text:p text:style-name="Standard">xii. change to your home directory.</text:p>
      <text:p text:style-name="Standard">sunbeam@sunbeam-parimal:~/one$ cd ~</text:p>
      <text:p text:style-name="Standard">sunbeam@sunbeam-parimal:~$ </text:p>
      <text:p text:style-name="Standard"/>
      <text:p text:style-name="Standard"/>
      <text:p text:style-name="Standard">9. change the time stamp of file named "3.txt" which resides</text:p>
      <text:p text:style-name="Standard">in directory named "three".(man touch)</text:p>
      <text:p text:style-name="Standard"/>
      <text:p text:style-name="Standard">sunbeam@sunbeam-parimal:~/one/two/three$ ls -l 3.txt</text:p>
      <text:p text:style-name="Standard">-rw-rw-r-- 1 sunbeam sunbeam 4 Nov 11 <text:s/>2024 3.txt</text:p>
      <text:p text:style-name="Standard">sunbeam@sunbeam-parimal:~/one/two/three$ touch -t 10232023 3.txt</text:p>
      <text:p text:style-name="Standard">sunbeam@sunbeam-parimal:~/one/two/three$ ls -l 3.txt</text:p>
      <text:p text:style-name="Standard">-rw-rw-r-- 1 sunbeam sunbeam 4 Oct 23 <text:s/>2024 3.txt</text:p>
      <text:p text:style-name="Standard">sunbeam@sunbeam-parimal:~/one/two/three$ 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8:11:13.785033423</meta:creation-date>
    <dc:date>2024-05-26T22:39:34.979357545</dc:date>
    <meta:editing-duration>PT7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41" meta:word-count="594" meta:character-count="4835" meta:non-whitespace-character-count="4309"/>
  </office:meta>
</office:document-meta>
</file>